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2.572cm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8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9" style:family="presentation" style:parent-style-name="Default_20_2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0" style:family="presentation" style:parent-style-name="Default_20_2-notes">
      <style:graphic-properties draw:fill-color="#ffffff" fo:min-height="12.572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353cm" fo:margin-bottom="0cm" fo:line-height="120%" fo:text-align="justify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T1" style:family="text">
      <style:text-properties fo:color="#90c226" style:text-line-through-style="none" fo:font-family="'Times New Roman'" style:font-family-generic="roman" fo:font-size="96pt" fo:letter-spacing="normal" fo:font-style="normal" style:text-underline-style="none" fo:font-weight="bold" style:font-size-asian="96pt" style:font-style-asian="normal" style:font-weight-asian="bold" style:font-family-complex="'Times New Roman'" style:font-family-generic-complex="roman" style:font-size-complex="96pt" style:font-style-complex="normal" style:font-weight-complex="bold"/>
    </style:style>
    <style:style style:name="T2" style:family="text">
      <style:text-properties fo:color="#90c226" style:text-line-through-style="none" fo:font-family="'Times New Roman'" style:font-family-generic="roman" fo:font-size="36pt" fo:letter-spacing="normal" fo:font-style="normal" style:text-underline-style="none" fo:font-weight="normal" style:font-size-asian="36pt" style:font-style-asian="normal" style:font-weight-asian="normal" style:font-family-complex="'Times New Roman'" style:font-family-generic-complex="roman" style:font-size-complex="36pt" style:font-style-complex="normal" style:font-weight-complex="normal"/>
    </style:style>
    <style:style style:name="T3" style:family="text">
      <style:text-properties fo:color="#90c226" style:text-line-through-style="none" fo:font-family="'Times New Roman'" style:font-family-generic="roman" fo:font-size="36pt" fo:letter-spacing="normal" fo:font-style="normal" style:text-underline-style="none" fo:font-weight="bold" style:font-size-asian="36pt" style:font-style-asian="normal" style:font-weight-asian="bold" style:font-family-complex="'Times New Roman'" style:font-family-generic-complex="roman" style:font-size-complex="36pt" style:font-style-complex="normal" style:font-weight-complex="bold"/>
    </style:style>
    <style:style style:name="T4" style:family="text">
      <style:text-properties fo:color="#404040" style:text-line-through-style="none" fo:font-family="'Times New Roman'" style:font-family-generic="roman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5" style:family="text">
      <style:text-properties fo:color="#90c226" style:text-line-through-style="none" fo:font-family="'Trebuchet MS'" fo:font-size="36pt" fo:letter-spacing="normal" fo:font-style="normal" style:text-underline-style="none" fo:font-weight="bold" style:font-size-asian="36pt" style:font-style-asian="normal" style:font-weight-asian="bold" style:font-family-complex="'Times New Roman'" style:font-family-generic-complex="roman" style:font-size-complex="36pt" style:font-style-complex="normal" style:font-weight-complex="bold"/>
    </style:style>
    <style:style style:name="T6" style:family="text">
      <style:text-properties fo:color="#404040" style:text-line-through-style="none" fo:font-family="'Blackadder ITC'" style:font-family-generic="decorative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7" style:family="text">
      <style:text-properties fo:color="#404040" style:text-line-through-style="none" fo:font-family="'Times New Roman'" style:font-family-generic="roman" fo:font-size="24pt" fo:letter-spacing="normal" fo:font-style="normal" style:text-underline-style="none" fo:font-weight="normal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/>
    </style:style>
    <style:style style:name="T8" style:family="text">
      <style:text-properties fo:color="#90c226" style:text-line-through-style="none" fo:font-family="'Times New Roman'" style:font-family-generic="roman" fo:font-size="44pt" fo:letter-spacing="normal" fo:font-style="normal" style:text-underline-style="none" fo:font-weight="bold" style:font-size-asian="44pt" style:font-style-asian="normal" style:font-weight-asian="bold" style:font-family-complex="'Times New Roman'" style:font-family-generic-complex="roman" style:font-size-complex="44pt" style:font-style-complex="normal" style:font-weight-complex="bold"/>
    </style:style>
    <style:style style:name="T9" style:family="text">
      <style:text-properties fo:color="#404040" style:text-line-through-style="none" fo:font-family="'Times New Roman'" style:font-family-generic="roman" fo:font-size="18pt" fo:letter-spacing="normal" fo:font-style="normal" style:text-underline-style="none" fo:font-weight="bold" style:font-size-asian="18pt" style:font-style-asian="normal" style:font-weight-asian="bold" style:font-family-complex="'Times New Roman'" style:font-family-generic-complex="roman" style:font-size-complex="18pt" style:font-style-complex="normal" style:font-weight-complex="bold"/>
    </style:style>
    <style:style style:name="T10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/>
    </style:style>
    <style:style style:name="T12" style:family="text">
      <style:text-properties fo:color="#90c226" style:text-line-through-style="none" fo:font-family="'Times New Roman'" style:font-family-generic="roman" fo:font-size="54pt" fo:letter-spacing="normal" fo:font-style="normal" style:text-underline-style="none" fo:font-weight="bold" style:font-size-asian="54pt" style:font-style-asian="normal" style:font-weight-asian="bold" style:font-family-complex="'Times New Roman'" style:font-family-generic-complex="roman" style:font-size-complex="5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Ø">
        <style:list-level-properties text:space-before="0.001cm" text:min-label-width="0.952cm"/>
        <style:text-properties fo:font-family="Wingdings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74cm" svg:height="4.572cm" svg:x="4.472cm" svg:y="5.105cm" presentation:class="title" presentation:user-transformed="true">
          <draw:text-box>
            <text:p text:style-name="P1"><text:span text:style-name="T1">ANIMATION</text:span></text:p>
          </draw:text-box>
        </draw:frame>
        <draw:frame draw:name="Subtitle 2" presentation:style-name="pr2" draw:text-style-name="P2" draw:layer="layout" svg:width="18.995cm" svg:height="4.598cm" svg:x="5.476cm" svg:y="11.252cm" presentation:class="subtitle" presentation:user-transformed="true">
          <draw:text-box>
            <text:p text:style-name="P1"><text:span text:style-name="T2">To be presented by </text:span></text:p>
            <text:p text:style-name="P1"><text:span text:style-name="T2">MUHAMMAD RAHMATU DAW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BLE OF CONTENTS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3"><text:span text:style-name="T3">TABLE OF CONTENTS</text:span></text:p>
          </draw:text-box>
        </draw:frame>
        <draw:frame draw:name="Content Placeholder 2" presentation:style-name="pr5" draw:text-style-name="P2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Definition</text:span></text:p>
              </text:list-item>
              <text:list-item>
                <text:p text:style-name="P4"><text:span text:style-name="T4">Types</text:span></text:p>
              </text:list-item>
              <text:list-item>
                <text:p text:style-name="P4"><text:span text:style-name="T4">Creation process</text:span></text:p>
              </text:list-item>
              <text:list-item>
                <text:p text:style-name="P4"><text:span text:style-name="T4">Conclusion</text:span></text:p>
              </text:list-item>
            </text:list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&#10;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3">INTRODUCTION</text:span><text:span text:style-name="T5"><text:line-break/></text:span><text:span text:style-name="T5"/></text:p>
          </draw:text-box>
        </draw:frame>
        <draw:frame draw:name="Content Placeholder 2" presentation:style-name="pr7" draw:text-style-name="P2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5"><text:span text:style-name="T4">The word animation is derived from the Latin words </text:span><text:span text:style-name="T6">anima </text:span><text:span text:style-name="T4">meaning life, and </text:span><text:span text:style-name="T6">animare </text:span><text:span text:style-name="T4">meaning to breathe life into.</text:span></text:p>
              </text:list-item>
              <text:list-item>
                <text:p text:style-name="P5"><text:span text:style-name="T4"><text:s/></text:span><text:span text:style-name="T4">Throughout history, people have come up with various ideas and techniques to which imaginations and images are given impression of moving pictures.</text:span></text:p>
              </text:list-item>
              <text:list-item>
                <text:p text:style-name="P5"><text:span text:style-name="T4">Cave drawings depicted animals with their legs overlapping so that they appeared to be running. </text:span></text:p>
              </text:list-item>
              <text:list-item>
                <text:p text:style-name="P5"><text:span text:style-name="T4">The properties of animation can be seen in Asian puppet shows, Greek bas-relief, Egyptian funeral paintings, medieval stained glass, and modern comic strips. </text:span></text:p>
              </text:list-item>
            </text:list>
            <text:p text:style-name="P5"><text:span text:style-name="T4">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TION" draw:style-name="dp1" draw:master-page-name="Default_20_1" presentation:presentation-page-layout-name="AL2T11">
        <draw:frame draw:name="Title 1" presentation:style-name="pr4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3">DEFINITION</text:span></text:p>
          </draw:text-box>
        </draw:frame>
        <draw:frame draw:name="Content Placeholder 2" presentation:style-name="pr7" draw:text-style-name="P2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6"><text:span text:style-name="T7">Animation is defined as a method by which still figures are manipulated to appear as moving images. </text:span></text:p>
              </text:list-item>
              <text:list-item>
                <text:p text:style-name="P6"><text:span text:style-name="T7">It can also be defined as a series of steel drawings that, when viewed in rapid succession, gives the impression of a moving pictur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YPES OFANIMATION" draw:style-name="dp1" draw:master-page-name="Default_20_1" presentation:presentation-page-layout-name="AL2T11">
        <draw:frame draw:name="Title 1" presentation:style-name="pr8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8">TYPES OFANIMATION</text:span></text:p>
          </draw:text-box>
        </draw:frame>
        <draw:frame draw:name="Content Placeholder 2" presentation:style-name="pr5" draw:text-style-name="P2" draw:layer="layout" svg:width="23.879cm" svg:height="10.779cm" svg:x="1.881cm" svg:y="6.002cm" presentation:class="outline" presentation:user-transformed="true">
          <draw:text-box>
            <text:list text:style-name="L3">
              <text:list-item>
                <text:p text:style-name="P4"><text:span text:style-name="T4">Traditional Animation</text:span></text:p>
              </text:list-item>
              <text:list-item>
                <text:p text:style-name="P4"><text:span text:style-name="T4">2D Animation</text:span></text:p>
              </text:list-item>
              <text:list-item>
                <text:p text:style-name="P4"><text:span text:style-name="T4">3D Animation</text:span></text:p>
              </text:list-item>
              <text:list-item>
                <text:p text:style-name="P4"><text:span text:style-name="T4">Motion Graphics</text:span></text:p>
              </text:list-item>
              <text:list-item>
                <text:p text:style-name="P4"><text:span text:style-name="T4">Stop Mo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REATION PROCESS" draw:style-name="dp1" draw:master-page-name="Default_20_1" presentation:presentation-page-layout-name="AL2T11">
        <draw:frame draw:name="Title 1" presentation:style-name="pr8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8">CREATION PROCESS</text:span></text:p>
          </draw:text-box>
        </draw:frame>
        <draw:frame draw:name="Content Placeholder 2" presentation:style-name="pr7" draw:text-style-name="P2" draw:layer="layout" svg:width="23.879cm" svg:height="10.779cm" svg:x="1.881cm" svg:y="6.002cm" presentation:class="outline" presentation:user-transformed="true">
          <draw:text-box>
            <text:p text:style-name="P4"><text:span text:style-name="T9">PRE-PRODUCTION <text:s text:c="23"/>PRODUCTION <text:s text:c="19"/>POST-PRODUCTION <text:s text:c="35"/></text:span></text:p>
            <text:p text:style-name="P4"><text:span text:style-name="T4">Brainstorming <text:s text:c="37"/>Layout <text:s text:c="34"/>Compositing</text:span></text:p>
            <text:p text:style-name="P4"><text:span text:style-name="T4">Script writing <text:s text:c="38"/>Modeling <text:s text:c="30"/>Sound editing</text:span></text:p>
            <text:p text:style-name="P4"><text:span text:style-name="T4">Concept art <text:s text:c="41"/>Texturing <text:s text:c="31"/>Video editing</text:span></text:p>
            <text:p text:style-name="P4"><text:span text:style-name="T4">Storyboarding <text:s text:c="37"/>Lighting</text:span></text:p>
            <text:p text:style-name="P4"><text:span text:style-name="T4">Pre-visualization <text:s text:c="33"/>Rigging</text:span></text:p>
            <text:p text:style-name="P4"><text:span text:style-name="T9"><text:s text:c="61"/></text:span><text:span text:style-name="T4">Animation</text:span></text:p>
            <text:p text:style-name="P4"><text:span text:style-name="T9"><text:s text:c="59"/></text:span><text:span text:style-name="T4"><text:s text:c="2"/></text:span><text:span text:style-name="T4">Rendering and voice-ov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" draw:style-name="dp1" draw:master-page-name="Default_20_1" presentation:presentation-page-layout-name="AL2T11">
        <draw:frame draw:name="Title 1" presentation:style-name="pr8" draw:text-style-name="P2" draw:layer="layout" svg:width="23.879cm" svg:height="3.668cm" svg:x="1.881cm" svg:y="1.693cm" presentation:class="title" presentation:user-transformed="true">
          <draw:text-box>
            <text:p text:style-name="P1"><text:span text:style-name="T8">CONCLUSION</text:span></text:p>
          </draw:text-box>
        </draw:frame>
        <draw:frame draw:name="Content Placeholder 2" presentation:style-name="pr5" draw:text-style-name="P2" draw:layer="layout" svg:width="23.879cm" svg:height="10.779cm" svg:x="1.881cm" svg:y="6.002cm" presentation:class="outline" presentation:user-transformed="true">
          <draw:text-box>
            <text:p text:style-name="P7"><text:span text:style-name="T10"><text:s text:c="5"/></text:span><text:span text:style-name="T4">In conclusion, Animation is an excellent way to present new information. It also allows the demonstration of ones evidence of learning.</text:span></text:p>
            <text:p text:style-name="P7"><text:span text:style-name="T11"/></text:p>
            <text:p text:style-name="P7"><text:span text:style-name="T11"/></text:p>
            <text:p text:style-name="P7"><text:span text:style-name="T11"/></text:p>
            <text:p text:style-name="P7"><text:span text:style-name="T1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NK YOU" draw:style-name="dp1" draw:master-page-name="Default_20_2" presentation:presentation-page-layout-name="AL3T19">
        <draw:frame draw:name="Title 1" presentation:style-name="pr9" draw:text-style-name="P2" draw:layer="layout" svg:width="23.879cm" svg:height="3.668cm" svg:x="2.06cm" svg:y="5.593cm" presentation:class="title" presentation:user-transformed="true">
          <draw:text-box>
            <text:p text:style-name="P1"><text:span text:style-name="T12">THANK YO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fill="solid" draw:fill-color="#90c226" draw:opacity="20%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fill="solid" draw:fill-color="#54a021" draw:opacity="72%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fill="solid" draw:fill-color="#3f7819" draw:opacity="70%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35cm" draw:fill="solid" draw:fill-color="#c0e474" draw:opacity="70%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35cm" draw:fill="solid" draw:fill-color="#90c226" draw:opacity="65%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fill="solid" draw:fill-color="#90c226" draw:opacity="80%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fill="solid" draw:fill-color="#90c226" draw:opacity="85%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90c226" style:text-line-through-style="none" fo:font-family="'Trebuchet MS'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90c226" style:text-line-through-style="none" fo:font-family="'Trebuchet MS'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7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1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g draw:name="Group 6">
        <draw:line draw:name="Straight Connector 31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6" draw:style-name="Mgr7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30" draw:style-name="Mgr11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18" draw:style-name="Mgr12" draw:text-style-name="MP4" draw:layer="layout" svg:width="2.34cm" svg:height="15.738cm" draw:transform="rotate (3.1415926535892) translate (2.341cm 15.7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1" draw:text-style-name="MP6" draw:layer="backgroundobjects" svg:width="21.574cm" svg:height="4.572cm" svg:x="4.186cm" svg:y="6.679cm" presentation:class="title" presentation:user-transformed="true">
        <draw:text-box>
          <text:p text:style-name="MP5"><text:span text:style-name="MT1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22-09-26">9/26/22</text:date></text:span></text:p>
        </draw:text-box>
      </draw:frame>
      <draw:frame draw:name="Footer Placeholder 4" presentation:style-name="Mpr2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7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1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5" draw:text-style-name="MP6" draw:layer="backgroundobjects" svg:width="23.879cm" svg:height="3.668cm" svg:x="1.881cm" svg:y="1.693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3.879cm" svg:height="10.779cm" svg:x="1.881cm" svg:y="6.002cm" presentation:class="outline" presentation:user-transformed="true">
        <draw:text-box>
          <text:list text:style-name="ML4">
            <text:list-item>
              <text:p text:style-name="MP4"><text:span text:style-name="MT4">Click to edit the outline text format</text:span></text:p>
              <text:list>
                <text:list-item>
                  <text:p text:style-name="MP4"><text:span text:style-name="MT4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4">Fourth Outline Level</text:span></text:p>
                          <text:list>
                            <text:list-item>
                              <text:p text:style-name="MP4"><text:span text:style-name="MT4">Fifth Outline Level</text:span></text:p>
                              <text:list>
                                <text:list-item>
                                  <text:p text:style-name="MP4"><text:span text:style-name="MT4">Sixth Outline Level</text:span></text:p>
                                  <text:list>
                                    <text:list-item>
                                      <text:p text:style-name="MP4"><text:span text:style-name="MT4">Seventh Outline Level</text:span></text:p>
                                      <text:list>
                                        <text:list-item>
                                          <text:p text:style-name="MP4"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22-09-26">9/26/22</text:date></text:span></text:p>
        </draw:text-box>
      </draw:frame>
      <draw:frame draw:name="Footer Placeholder 4" presentation:style-name="Mpr7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4" draw:layer="layout" svg:width="8.353cm" svg:height="19.073cm" svg:x="25.504cm" svg:y="-0.024cm">
          <text:p/>
          <draw:enhanced-geometry draw:mirror-horizontal="false" draw:mirror-vertical="false" svg:viewBox="0 0 3007349 6866467" draw:type="non-primitive" draw:enhanced-path="M 2045532 0 L 3007349 0 3007349 6866467 0 6866467 2045532 0 Z N">
            <draw:equation draw:name="f0" draw:formula="width"/>
            <draw:equation draw:name="f1" draw:formula="height"/>
          </draw:enhanced-geometry>
        </draw:custom-shape>
        <draw:custom-shape draw:name="Rectangle 25" draw:style-name="Mgr6" draw:text-style-name="MP4" draw:layer="layout" svg:width="7.189cm" svg:height="19.073cm" svg:x="26.676cm" svg:y="-0.024cm">
          <text:p/>
          <draw:enhanced-geometry draw:mirror-horizontal="false" draw:mirror-vertical="false" svg:viewBox="0 0 2573311 6866467" draw:type="non-primitive" draw:enhanced-path="M 0 0 L 2573311 0 2573311 6866467 1202336 6866467 0 0 Z N">
            <draw:equation draw:name="f0" draw:formula="width"/>
            <draw:equation draw:name="f1" draw:formula="height"/>
          </draw:enhanced-geometry>
        </draw:custom-shape>
        <draw:custom-shape draw:name="Isosceles Triangle 23" draw:style-name="Mgr7" draw:text-style-name="MP4" draw:layer="layout" svg:width="9.054cm" svg:height="10.582cm" svg:x="24.812cm" svg:y="8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angle 27" draw:style-name="Mgr8" draw:text-style-name="MP4" draw:layer="layout" svg:width="7.928cm" svg:height="19.073cm" svg:x="25.929cm" svg:y="-0.024cm">
          <text:p/>
          <draw:enhanced-geometry draw:mirror-horizontal="false" draw:mirror-vertical="false" svg:viewBox="0 0 2858013 6866467" draw:type="non-primitive" draw:enhanced-path="M 0 0 L 2858013 0 2858013 6866467 2473942 6866467 0 0 Z N">
            <draw:equation draw:name="f0" draw:formula="width"/>
            <draw:equation draw:name="f1" draw:formula="height"/>
          </draw:enhanced-geometry>
        </draw:custom-shape>
        <draw:custom-shape draw:name="Rectangle 28" draw:style-name="Mgr9" draw:text-style-name="MP4" draw:layer="layout" svg:width="3.583cm" svg:height="19.073cm" svg:x="30.274cm" svg:y="-0.024cm">
          <text:p/>
          <draw:enhanced-geometry draw:mirror-horizontal="false" draw:mirror-vertical="false" svg:viewBox="0 0 1290094 6858000" draw:type="non-primitive" draw:enhanced-path="M 1019735 0 L 1290094 0 1290094 6858000 0 6858000 1019735 0 Z N">
            <draw:equation draw:name="f0" draw:formula="width"/>
            <draw:equation draw:name="f1" draw:formula="height"/>
          </draw:enhanced-geometry>
        </draw:custom-shape>
        <draw:custom-shape draw:name="Rectangle 29" draw:style-name="Mgr10" draw:text-style-name="MP4" draw:layer="layout" svg:width="3.471cm" svg:height="19.073cm" svg:x="30.386cm" svg:y="-0.024cm">
          <text:p/>
          <draw:enhanced-geometry draw:mirror-horizontal="false" draw:mirror-vertical="false" svg:viewBox="0 0 1249825 6858000" draw:type="non-primitive" draw:enhanced-path="M 0 0 L 1249825 0 1249825 6858000 1109382 6858000 0 0 Z N">
            <draw:equation draw:name="f0" draw:formula="width"/>
            <draw:equation draw:name="f1" draw:formula="height"/>
          </draw:enhanced-geometry>
        </draw:custom-shape>
        <draw:custom-shape draw:name="Isosceles Triangle 27" draw:style-name="Mgr11" draw:text-style-name="MP4" draw:layer="layout" svg:width="5.047cm" svg:height="9.077cm" svg:x="28.81cm" svg:y="9.9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Isosceles Triangle 28" draw:style-name="Mgr12" draw:text-style-name="MP4" draw:layer="layout" svg:width="1.245cm" svg:height="7.901cm" svg:x="0cm" svg:y="11.1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g>
      <draw:frame draw:name="Title 1" presentation:style-name="Mpr10" draw:text-style-name="MP6" draw:layer="backgroundobjects" svg:width="23.879cm" svg:height="3.668cm" svg:x="1.881cm" svg:y="1.693cm" presentation:class="title" presentation:user-transformed="true">
        <draw:text-box>
          <text:p text:style-name="MP5"><text:span text:style-name="MT3">Click to edit the title text formatClick to edit Master title style</text:span></text:p>
        </draw:text-box>
      </draw:frame>
      <draw:frame draw:name="Date Placeholder 2" presentation:style-name="Mpr11" draw:text-style-name="MP8" draw:layer="backgroundobjects" svg:width="2.532cm" svg:height="1.013cm" svg:x="20.014cm" svg:y="16.782cm" presentation:class="date-time" presentation:user-transformed="true">
        <draw:text-box>
          <text:p text:style-name="MP7"><text:span text:style-name="MT2"><text:date style:data-style-name="D1" text:date-value="2022-09-26">9/26/22</text:date></text:span></text:p>
        </draw:text-box>
      </draw:frame>
      <draw:frame draw:name="Footer Placeholder 3" presentation:style-name="Mpr11" draw:text-style-name="MP9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4" presentation:style-name="Mpr11" draw:text-style-name="MP10" draw:layer="backgroundobjects" svg:width="1.897cm" svg:height="1.013cm" svg:x="23.863cm" svg:y="16.78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Default_20_2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9-26T05:59:22.35</dc:date>
    <dc:creator>Kafayat Musa</dc:creator>
    <meta:document-statistic meta:object-count="118"/>
    <meta:generator>OpenOffice/4.1.13$Win32 OpenOffice.org_project/4113m1$Build-9810</meta:generator>
  </office:meta>
</office:document-meta>
</file>